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20000083000027B000001DC440AC81E83DBC8813.svm" manifest:media-type=""/>
  <manifest:file-entry manifest:full-path="Pictures/20000083000027B000001DC40E43A38BFFC51F94.pdf" manifest:media-type="application/p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893cm" fo:min-width="2.294cm"/>
    </style:style>
    <style:style style:name="gr3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2.768cm" fo:min-width="6.29cm" fo:padding-top="0.143cm" fo:padding-bottom="0.143cm" fo:padding-left="0.268cm" fo:padding-right="0.26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34cm" fo:min-width="3.598cm" fo:padding-top="0.142cm" fo:padding-bottom="0.142cm" fo:padding-left="0.267cm" fo:padding-right="0.267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00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Liberation Sans1" fo:font-size="14pt" style:font-name-asian="Liberation Sans1" style:font-size-asian="14pt" style:font-name-complex="Liberation Sans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4cm" svg:height="11.43cm" svg:x="2.519cm" svg:y="12.957cm">
          <draw:image xlink:href="Pictures/20000083000027B000001DC40E43A38BFFC51F94.pdf" xlink:type="simple" xlink:show="embed" xlink:actuate="onLoad">
            <text:p/>
          </draw:image>
          <draw:image xlink:href="Pictures/20000083000027B000001DC440AC81E83DBC8813.svm" xlink:type="simple" xlink:show="embed" xlink:actuate="onLoad"/>
        </draw:frame>
        <draw:custom-shape draw:style-name="gr2" draw:text-style-name="P3" draw:layer="layout" svg:width="2.794cm" svg:height="1.143cm" svg:x="12.784cm" svg:y="8.747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652cm" svg:height="4.318cm" svg:x="5.953cm" svg:y="2.651cm">
          <text:p text:style-name="P2">Sample</text:p>
          <text:p text:style-name="P2"><text:span text:style-name="T1">x</text:span><text:span text:style-name="T2">1</text:span>, x<text:span text:style-name="T2">2</text:span>, …, x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673cm" svg:y1="5.961cm" svg:x2="4.641cm" svg:y2="8.374cm">
          <text:p/>
        </draw:line>
        <draw:custom-shape draw:style-name="gr5" draw:text-style-name="P3" draw:layer="layout" svg:width="5.842cm" svg:height="2.286cm" svg:x="1.708cm" svg:y="8.347cm">
          <text:p text:style-name="P2"><text:span text:style-name="T3">Resample 1</text:span></text:p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5.842cm" svg:height="2.286cm" svg:x="7.858cm" svg:y="8.366cm">
          <text:p text:style-name="P2"><text:span text:style-name="T3">Resample 2</text:span></text:p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5.842cm" svg:height="2.286cm" svg:x="14.589cm" svg:y="8.366cm">
          <text:p text:style-name="P2"><text:span text:style-name="T3">Resample </text:span><text:span text:style-name="T4">∞</text:span></text:p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779cm" svg:y1="6.969cm" svg:x2="10.779cm" svg:y2="8.366cm">
          <text:p/>
        </draw:line>
        <draw:line draw:style-name="gr4" draw:text-style-name="P1" draw:layer="layout" svg:x1="14.97cm" svg:y1="5.953cm" svg:x2="17.51cm" svg:y2="8.366cm">
          <text:p/>
        </draw:line>
        <draw:line draw:style-name="gr4" draw:text-style-name="P1" draw:layer="layout" svg:x1="4.556cm" svg:y1="10.652cm" svg:x2="4.556cm" svg:y2="12.43cm">
          <text:p/>
        </draw:line>
        <draw:line draw:style-name="gr4" draw:text-style-name="P1" draw:layer="layout" svg:x1="10.906cm" svg:y1="10.652cm" svg:x2="10.906cm" svg:y2="12.43cm">
          <text:p/>
        </draw:line>
        <draw:line draw:style-name="gr4" draw:text-style-name="P1" draw:layer="layout" svg:x1="17.637cm" svg:y1="10.652cm" svg:x2="17.637cm" svg:y2="12.43cm">
          <text:p/>
        </draw:line>
        <draw:frame draw:style-name="gr6" draw:text-style-name="P2" draw:layer="layout" svg:width="1.27cm" svg:height="1.321cm" svg:x="4.048cm" svg:y="12.55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2" draw:layer="layout" svg:width="1.27cm" svg:height="1.321cm" svg:x="10.271cm" svg:y="12.50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2" draw:layer="layout" svg:width="1.422cm" svg:height="1.163cm" svg:x="17.002cm" svg:y="12.4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2" draw:text-style-name="P3" draw:layer="layout" svg:width="2.794cm" svg:height="1.143cm" svg:x="12.838cm" svg:y="12.33cm">
          <text:p text:style-name="P2">...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906cm" svg:y1="13.954cm" svg:x2="10.906cm" svg:y2="15.732cm">
          <text:p/>
        </draw:line>
        <draw:line draw:style-name="gr4" draw:text-style-name="P1" draw:layer="layout" svg:x1="4.556cm" svg:y1="13.827cm" svg:x2="7.477cm" svg:y2="16.367cm">
          <text:p/>
        </draw:line>
        <draw:line draw:style-name="gr4" draw:text-style-name="P1" draw:layer="layout" svg:x1="17.51cm" svg:y1="13.827cm" svg:x2="14.589cm" svg:y2="16.367cm">
          <text:p/>
        </draw:line>
        <draw:frame draw:style-name="gr6" draw:text-style-name="P2" draw:layer="layout" svg:width="0.2cm" svg:height="0.466cm" svg:x="9.799cm" svg:y="13.46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svg:title>TexMaths</svg:title>
          <svg:desc>26§display§x_{11}^\star, x_{12}^\star, \dots, x_{1n}^\star§svg§600§FALSE§</svg:desc>
          <draw:polygon draw:style-name="gr7" draw:text-style-name="P4" draw:layer="layout" svg:width="4.444cm" svg:height="0.618cm" svg:x="2.435cm" svg:y="9.531cm" svg:viewBox="0 0 4445 619" draw:points="2222,619 0,619 0,0 4445,0 4445,619">
            <text:p/>
          </draw:polygon>
          <draw:path draw:style-name="gr8" draw:text-style-name="P5" draw:layer="layout" svg:width="0.319cm" svg:height="0.284cm" svg:x="2.454cm" svg:y="9.717cm" svg:viewBox="0 0 320 285" svg:d="M196 88c3-17 18-74 63-74 4 0 19 0 32 7-18 5-31 20-31 35 0 10 8 22 25 22 15 0 35-11 35-37 0-32-38-41-60-41-38 0-59 33-68 49-16-43-50-49-68-49-67 0-104 81-104 97 0 6 6 6 8 6 5 0 7 0 8-6 22-67 64-83 86-83 12 0 35 6 35 42 0 20-12 62-35 149-10 40-33 66-61 66-4 0-19 0-32-7 16-4 31-17 31-34s-15-23-25-23c-19 0-35 17-35 37 0 29 32 41 60 41 43 0 67-44 68-48 7 24 30 48 68 48 67 0 104-81 104-97 0-5-6-5-8-5-6 0-7 1-8 5-21 69-66 83-86 83-25 0-35-20-35-41 0-15 4-27 11-56z">
            <text:p/>
          </draw:path>
          <draw:path draw:style-name="gr8" draw:text-style-name="P5" draw:layer="layout" svg:width="0.224cm" svg:height="0.21cm" svg:x="2.817cm" svg:y="9.52cm" svg:viewBox="0 0 225 211" svg:d="M218 90c7-3 7-6 7-7 0-5-3-6-5-6s-78 13-89 16l-10-82c-2-5-3-11-8-11-4 0-7 4-7 11l-10 82-83-16c-6 0-6 0-7 0-2 0-6 1-6 6 0 1 1 3 3 4 1 1 73 34 83 39l-42 72c-3 6-3 6-3 7 0 3 3 6 6 6 4 0 13-10 32-30 10-11 23-24 34-35 22 21 54 57 60 61 3 4 3 4 6 4s6-3 6-6c0-1-5-11-9-17l-35-62z">
            <text:p/>
          </draw:path>
          <draw:path draw:style-name="gr8" draw:text-style-name="P5" draw:layer="layout" svg:width="0.163cm" svg:height="0.292cm" svg:x="2.848cm" svg:y="9.857cm" svg:viewBox="0 0 164 293" svg:d="M102 13c0-13 0-13-13-13-29 27-70 29-89 29v15c10 0 41 0 65-13v226c0 14 0 20-45 20h-17v16c9 0 64-2 80-2 14 0 71 2 81 2v-16h-17c-45 0-45-6-45-20z">
            <text:p/>
          </draw:path>
          <draw:path draw:style-name="gr8" draw:text-style-name="P5" draw:layer="layout" svg:width="0.163cm" svg:height="0.292cm" svg:x="3.101cm" svg:y="9.857cm" svg:viewBox="0 0 164 293" svg:d="M102 13c0-13 0-13-13-13-29 27-70 29-89 29v15c10 0 41 0 65-13v226c0 14 0 20-45 20h-17v16c9 0 64-2 80-2 14 0 71 2 81 2v-16h-17c-45 0-45-6-45-20z">
            <text:p/>
          </draw:path>
          <draw:path draw:style-name="gr8" draw:text-style-name="P5" draw:layer="layout" svg:width="0.075cm" svg:height="0.187cm" svg:x="3.395cm" svg:y="9.927cm" svg:viewBox="0 0 76 188" svg:d="M76 66c0-42-16-66-41-66-22 0-35 16-35 33s13 34 35 34c7 0 16-3 22-8 3-2 3-2 4-2 0 0 2 0 2 9 0 47-24 85-46 105-7 7-7 9-7 10 0 6 3 7 7 7 8 0 59-48 59-122z">
            <text:p/>
          </draw:path>
          <draw:path draw:style-name="gr8" draw:text-style-name="P5" draw:layer="layout" svg:width="0.319cm" svg:height="0.284cm" svg:x="3.642cm" svg:y="9.717cm" svg:viewBox="0 0 320 285" svg:d="M196 88c3-17 18-74 63-74 4 0 19 0 32 7-18 5-31 20-31 35 0 10 8 22 25 22 15 0 35-11 35-37 0-32-38-41-60-41-38 0-59 33-68 49-16-43-50-49-68-49-67 0-104 81-104 97 0 6 6 6 8 6 5 0 7 0 8-6 22-67 64-83 86-83 12 0 35 6 35 42 0 20-12 62-35 149-10 40-33 66-61 66-4 0-19 0-32-7 16-4 31-17 31-34s-15-23-25-23c-19 0-35 17-35 37 0 29 32 41 60 41 43 0 67-44 68-48 7 24 30 48 68 48 67 0 104-81 104-97 0-5-6-5-8-5-6 0-7 1-8 5-21 69-66 83-86 83-25 0-35-20-35-41 0-15 4-27 11-56z">
            <text:p/>
          </draw:path>
          <draw:path draw:style-name="gr8" draw:text-style-name="P5" draw:layer="layout" svg:width="0.224cm" svg:height="0.21cm" svg:x="4.005cm" svg:y="9.52cm" svg:viewBox="0 0 225 211" svg:d="M218 90c7-3 7-6 7-7 0-5-3-6-5-6-3 0-78 13-89 16l-10-82c-2-5-3-11-8-11-4 0-7 4-7 11l-10 82-83-16c-6 0-6 0-7 0-2 0-6 1-6 6 0 1 1 3 3 4 1 1 73 34 81 39l-40 72c-3 6-3 6-3 7 0 3 3 6 6 6 4 0 13-10 32-30 10-11 23-24 34-35 22 21 54 57 60 61 3 4 3 4 6 4s6-3 6-6c0-1-6-11-9-17l-35-62z">
            <text:p/>
          </draw:path>
          <draw:path draw:style-name="gr8" draw:text-style-name="P5" draw:layer="layout" svg:width="0.163cm" svg:height="0.292cm" svg:x="4.036cm" svg:y="9.857cm" svg:viewBox="0 0 164 293" svg:d="M102 13c0-13-2-13-13-13-29 27-70 29-89 29v15c10 0 41 0 65-13v226c0 14 0 20-45 20h-17v16c9 0 64-2 80-2 14 0 71 2 81 2v-16h-17c-45 0-45-6-45-20z">
            <text:p/>
          </draw:path>
          <draw:path draw:style-name="gr8" draw:text-style-name="P5" draw:layer="layout" svg:width="0.198cm" svg:height="0.292cm" svg:x="4.269cm" svg:y="9.857cm" svg:viewBox="0 0 199 293" svg:d="M199 213h-16c-1 10-6 35-11 40-3 2-38 2-44 2h-83c47-41 63-52 90-74 34-25 64-53 64-95 0-53-48-86-106-86-55 0-93 39-93 78 0 23 19 26 23 26 12 0 25-8 25-24 0-7-3-23-26-23 13-31 43-41 65-41 45 0 69 34 69 70 0 38-28 68-43 85l-109 104c-4 5-4 6-4 18h186z">
            <text:p/>
          </draw:path>
          <draw:path draw:style-name="gr8" draw:text-style-name="P5" draw:layer="layout" svg:width="0.075cm" svg:height="0.187cm" svg:x="4.583cm" svg:y="9.927cm" svg:viewBox="0 0 76 188" svg:d="M76 66c0-42-16-66-41-66-22 0-35 16-35 33s13 34 35 34c7 0 16-3 22-8 3-2 3-2 4-2 0 0 2 0 2 9 0 47-24 85-46 105-7 7-7 9-7 10 0 6 3 7 7 7 8 0 59-48 59-122z">
            <text:p/>
          </draw:path>
          <draw:path draw:style-name="gr8" draw:text-style-name="P5" draw:layer="layout" svg:width="0.069cm" svg:height="0.067cm" svg:x="4.866cm" svg:y="9.927cm" svg:viewBox="0 0 70 68" svg:d="M70 34c0-18-16-34-35-34s-35 16-35 34c0 19 16 34 35 34s35-15 35-34z">
            <text:p/>
          </draw:path>
          <draw:path draw:style-name="gr8" draw:text-style-name="P5" draw:layer="layout" svg:width="0.069cm" svg:height="0.067cm" svg:x="5.15cm" svg:y="9.927cm" svg:viewBox="0 0 70 68" svg:d="M70 34c0-18-16-34-35-34s-35 16-35 34c0 19 16 34 35 34s35-15 35-34z">
            <text:p/>
          </draw:path>
          <draw:path draw:style-name="gr8" draw:text-style-name="P5" draw:layer="layout" svg:width="0.069cm" svg:height="0.067cm" svg:x="5.433cm" svg:y="9.927cm" svg:viewBox="0 0 70 68" svg:d="M70 34c0-18-16-34-35-34s-35 16-35 34c0 19 16 34 35 34s35-15 35-34z">
            <text:p/>
          </draw:path>
          <draw:path draw:style-name="gr8" draw:text-style-name="P5" draw:layer="layout" svg:width="0.075cm" svg:height="0.187cm" svg:x="5.718cm" svg:y="9.927cm" svg:viewBox="0 0 76 188" svg:d="M76 66c0-42-16-66-41-66-22 0-35 16-35 33s13 34 35 34c7 0 16-3 22-8 3-2 3-2 4-2 0 0 2 0 2 9 0 47-24 85-46 105-7 7-7 9-7 10 0 6 3 7 7 7 8 0 59-48 59-122z">
            <text:p/>
          </draw:path>
          <draw:path draw:style-name="gr8" draw:text-style-name="P5" draw:layer="layout" svg:width="0.319cm" svg:height="0.284cm" svg:x="5.965cm" svg:y="9.717cm" svg:viewBox="0 0 320 285" svg:d="M196 88c3-17 18-74 63-74 3 0 19 0 32 7-18 5-31 20-31 35 0 10 8 22 25 22 15 0 35-11 35-37 0-32-38-41-60-41-38 0-59 33-68 49-16-43-50-49-68-49-67 0-104 81-104 97 0 6 6 6 8 6 5 0 7 0 8-6 22-67 64-83 86-83 12 0 35 6 35 42 0 20-12 62-35 149-10 40-33 66-61 66-4 0-19 0-32-7 16-4 31-17 31-34s-15-23-25-23c-19 0-35 17-35 37 0 29 32 41 60 41 43 0 65-44 68-48 7 24 30 48 68 48 67 0 104-81 104-97 0-5-6-5-8-5-6 0-7 1-8 5-22 69-66 83-86 83-25 0-35-20-35-41 0-15 4-27 11-56z">
            <text:p/>
          </draw:path>
          <draw:path draw:style-name="gr8" draw:text-style-name="P5" draw:layer="layout" svg:width="0.224cm" svg:height="0.21cm" svg:x="6.329cm" svg:y="9.52cm" svg:viewBox="0 0 225 211" svg:d="M218 90c7-3 7-6 7-7 0-5-3-6-5-6s-78 13-89 16l-10-82c-2-5-3-11-8-11-4 0-7 4-7 11l-10 82-83-16c-6 0-6 0-7 0-2 0-6 1-6 6 0 1 1 3 3 4 1 1 73 34 81 39l-40 72c-3 6-3 6-3 7 0 3 3 6 6 6 4 0 13-10 32-30 10-11 23-24 34-35 22 21 54 57 60 61 3 4 3 4 6 4s6-3 6-6c0-1-5-11-9-17l-35-62z">
            <text:p/>
          </draw:path>
          <draw:path draw:style-name="gr8" draw:text-style-name="P5" draw:layer="layout" svg:width="0.163cm" svg:height="0.292cm" svg:x="6.359cm" svg:y="9.857cm" svg:viewBox="0 0 164 293" svg:d="M102 13c0-13-2-13-13-13-29 27-70 29-89 29v15c10 0 41 0 65-13v226c0 14 0 20-45 20h-17v16c9 0 64-2 80-2 14 0 71 2 81 2v-16h-17c-45 0-45-6-45-20z">
            <text:p/>
          </draw:path>
          <draw:path draw:style-name="gr8" draw:text-style-name="P5" draw:layer="layout" svg:width="0.274cm" svg:height="0.199cm" svg:x="6.585cm" svg:y="9.955cm" svg:viewBox="0 0 275 200" svg:d="M33 167c-1 6-4 17-4 19 0 9 9 14 16 14s15-6 18-10c1-4 5-19 7-27 3-9 7-29 10-40 3-10 6-20 7-30 6-19 6-22 19-40 13-17 34-40 68-40 27 0 27 21 27 30 0 27-19 75-27 94-5 13-7 17-7 24 0 23 21 39 42 39 45 0 66-62 66-69 0-5-6-5-7-5-6 0-8 2-9 8-10 34-29 53-48 53-9 0-10-6-10-16s1-15 10-35c4-15 23-60 23-86 0-43-35-50-58-50-38 0-63 23-76 40-4-30-30-40-48-40-20 0-30 14-36 24-10 16-16 42-16 43 0 6 6 6 7 6 8 0 8-2 10-13 8-26 16-47 34-47 12 0 14 8 14 21 0 9-4 25-7 37s-7 30-10 39z">
            <text:p/>
          </draw:path>
        </draw:g>
        <draw:g>
          <svg:title>TexMaths</svg:title>
          <svg:desc>26§display§x_{11}^\star, x_{12}^\star, \dots, x_{1n}^\star§svg§600§FALSE§</svg:desc>
          <draw:polygon draw:style-name="gr7" draw:text-style-name="P4" draw:layer="layout" svg:width="4.444cm" svg:height="0.618cm" svg:x="2.436cm" svg:y="9.532cm" svg:viewBox="0 0 4445 619" draw:points="2222,619 0,619 0,0 4445,0 4445,619">
            <text:p/>
          </draw:polygon>
          <draw:path draw:style-name="gr8" draw:text-style-name="P5" draw:layer="layout" svg:width="0.319cm" svg:height="0.284cm" svg:x="2.455cm" svg:y="9.718cm" svg:viewBox="0 0 320 285" svg:d="M196 88c3-17 18-74 63-74 4 0 19 0 32 7-18 5-31 20-31 35 0 10 8 22 25 22 15 0 35-11 35-37 0-32-38-41-60-41-38 0-59 33-68 49-16-43-50-49-68-49-67 0-104 81-104 97 0 6 6 6 8 6 5 0 7 0 8-6 22-67 64-83 86-83 12 0 35 6 35 42 0 20-12 62-35 149-10 40-33 66-61 66-4 0-19 0-32-7 16-4 31-17 31-34s-15-23-25-23c-19 0-35 17-35 37 0 29 32 41 60 41 43 0 67-44 68-48 7 24 30 48 68 48 67 0 104-81 104-97 0-5-6-5-8-5-6 0-7 1-8 5-21 69-66 83-86 83-25 0-35-20-35-41 0-15 4-27 11-56z">
            <text:p/>
          </draw:path>
          <draw:path draw:style-name="gr8" draw:text-style-name="P5" draw:layer="layout" svg:width="0.224cm" svg:height="0.21cm" svg:x="2.818cm" svg:y="9.521cm" svg:viewBox="0 0 225 211" svg:d="M218 90c7-3 7-6 7-7 0-5-3-6-5-6s-78 13-89 16l-10-82c-2-5-3-11-8-11-4 0-7 4-7 11l-10 82-83-16c-6 0-6 0-7 0-2 0-6 1-6 6 0 1 1 3 3 4 1 1 73 34 83 39l-42 72c-3 6-3 6-3 7 0 3 3 6 6 6 4 0 13-10 32-30 10-11 23-24 34-35 22 21 54 57 60 61 3 4 3 4 6 4s6-3 6-6c0-1-5-11-9-17l-35-62z">
            <text:p/>
          </draw:path>
          <draw:path draw:style-name="gr8" draw:text-style-name="P5" draw:layer="layout" svg:width="0.163cm" svg:height="0.292cm" svg:x="2.849cm" svg:y="9.858cm" svg:viewBox="0 0 164 293" svg:d="M102 13c0-13 0-13-13-13-29 27-70 29-89 29v15c10 0 41 0 65-13v226c0 14 0 20-45 20h-17v16c9 0 64-2 80-2 14 0 71 2 81 2v-16h-17c-45 0-45-6-45-20z">
            <text:p/>
          </draw:path>
          <draw:path draw:style-name="gr8" draw:text-style-name="P5" draw:layer="layout" svg:width="0.163cm" svg:height="0.292cm" svg:x="3.102cm" svg:y="9.858cm" svg:viewBox="0 0 164 293" svg:d="M102 13c0-13 0-13-13-13-29 27-70 29-89 29v15c10 0 41 0 65-13v226c0 14 0 20-45 20h-17v16c9 0 64-2 80-2 14 0 71 2 81 2v-16h-17c-45 0-45-6-45-20z">
            <text:p/>
          </draw:path>
          <draw:path draw:style-name="gr8" draw:text-style-name="P5" draw:layer="layout" svg:width="0.075cm" svg:height="0.187cm" svg:x="3.396cm" svg:y="9.928cm" svg:viewBox="0 0 76 188" svg:d="M76 66c0-42-16-66-41-66-22 0-35 16-35 33s13 34 35 34c7 0 16-3 22-8 3-2 3-2 4-2 0 0 2 0 2 9 0 47-24 85-46 105-7 7-7 9-7 10 0 6 3 7 7 7 8 0 59-48 59-122z">
            <text:p/>
          </draw:path>
          <draw:path draw:style-name="gr8" draw:text-style-name="P5" draw:layer="layout" svg:width="0.319cm" svg:height="0.284cm" svg:x="3.643cm" svg:y="9.718cm" svg:viewBox="0 0 320 285" svg:d="M196 88c3-17 18-74 63-74 4 0 19 0 32 7-18 5-31 20-31 35 0 10 8 22 25 22 15 0 35-11 35-37 0-32-38-41-60-41-38 0-59 33-68 49-16-43-50-49-68-49-67 0-104 81-104 97 0 6 6 6 8 6 5 0 7 0 8-6 22-67 64-83 86-83 12 0 35 6 35 42 0 20-12 62-35 149-10 40-33 66-61 66-4 0-19 0-32-7 16-4 31-17 31-34s-15-23-25-23c-19 0-35 17-35 37 0 29 32 41 60 41 43 0 67-44 68-48 7 24 30 48 68 48 67 0 104-81 104-97 0-5-6-5-8-5-6 0-7 1-8 5-21 69-66 83-86 83-25 0-35-20-35-41 0-15 4-27 11-56z">
            <text:p/>
          </draw:path>
          <draw:path draw:style-name="gr8" draw:text-style-name="P5" draw:layer="layout" svg:width="0.224cm" svg:height="0.21cm" svg:x="4.006cm" svg:y="9.521cm" svg:viewBox="0 0 225 211" svg:d="M218 90c7-3 7-6 7-7 0-5-3-6-5-6-3 0-78 13-89 16l-10-82c-2-5-3-11-8-11-4 0-7 4-7 11l-10 82-83-16c-6 0-6 0-7 0-2 0-6 1-6 6 0 1 1 3 3 4 1 1 73 34 81 39l-40 72c-3 6-3 6-3 7 0 3 3 6 6 6 4 0 13-10 32-30 10-11 23-24 34-35 22 21 54 57 60 61 3 4 3 4 6 4s6-3 6-6c0-1-6-11-9-17l-35-62z">
            <text:p/>
          </draw:path>
          <draw:path draw:style-name="gr8" draw:text-style-name="P5" draw:layer="layout" svg:width="0.163cm" svg:height="0.292cm" svg:x="4.037cm" svg:y="9.858cm" svg:viewBox="0 0 164 293" svg:d="M102 13c0-13-2-13-13-13-29 27-70 29-89 29v15c10 0 41 0 65-13v226c0 14 0 20-45 20h-17v16c9 0 64-2 80-2 14 0 71 2 81 2v-16h-17c-45 0-45-6-45-20z">
            <text:p/>
          </draw:path>
          <draw:path draw:style-name="gr8" draw:text-style-name="P5" draw:layer="layout" svg:width="0.198cm" svg:height="0.292cm" svg:x="4.27cm" svg:y="9.858cm" svg:viewBox="0 0 199 293" svg:d="M199 213h-16c-1 10-6 35-11 40-3 2-38 2-44 2h-83c47-41 63-52 90-74 34-25 64-53 64-95 0-53-48-86-106-86-55 0-93 39-93 78 0 23 19 26 23 26 12 0 25-8 25-24 0-7-3-23-26-23 13-31 43-41 65-41 45 0 69 34 69 70 0 38-28 68-43 85l-109 104c-4 5-4 6-4 18h186z">
            <text:p/>
          </draw:path>
          <draw:path draw:style-name="gr8" draw:text-style-name="P5" draw:layer="layout" svg:width="0.075cm" svg:height="0.187cm" svg:x="4.584cm" svg:y="9.928cm" svg:viewBox="0 0 76 188" svg:d="M76 66c0-42-16-66-41-66-22 0-35 16-35 33s13 34 35 34c7 0 16-3 22-8 3-2 3-2 4-2 0 0 2 0 2 9 0 47-24 85-46 105-7 7-7 9-7 10 0 6 3 7 7 7 8 0 59-48 59-122z">
            <text:p/>
          </draw:path>
          <draw:path draw:style-name="gr8" draw:text-style-name="P5" draw:layer="layout" svg:width="0.069cm" svg:height="0.067cm" svg:x="4.867cm" svg:y="9.928cm" svg:viewBox="0 0 70 68" svg:d="M70 34c0-18-16-34-35-34s-35 16-35 34c0 19 16 34 35 34s35-15 35-34z">
            <text:p/>
          </draw:path>
          <draw:path draw:style-name="gr8" draw:text-style-name="P5" draw:layer="layout" svg:width="0.069cm" svg:height="0.067cm" svg:x="5.151cm" svg:y="9.928cm" svg:viewBox="0 0 70 68" svg:d="M70 34c0-18-16-34-35-34s-35 16-35 34c0 19 16 34 35 34s35-15 35-34z">
            <text:p/>
          </draw:path>
          <draw:path draw:style-name="gr8" draw:text-style-name="P5" draw:layer="layout" svg:width="0.069cm" svg:height="0.067cm" svg:x="5.434cm" svg:y="9.928cm" svg:viewBox="0 0 70 68" svg:d="M70 34c0-18-16-34-35-34s-35 16-35 34c0 19 16 34 35 34s35-15 35-34z">
            <text:p/>
          </draw:path>
          <draw:path draw:style-name="gr8" draw:text-style-name="P5" draw:layer="layout" svg:width="0.075cm" svg:height="0.187cm" svg:x="5.719cm" svg:y="9.928cm" svg:viewBox="0 0 76 188" svg:d="M76 66c0-42-16-66-41-66-22 0-35 16-35 33s13 34 35 34c7 0 16-3 22-8 3-2 3-2 4-2 0 0 2 0 2 9 0 47-24 85-46 105-7 7-7 9-7 10 0 6 3 7 7 7 8 0 59-48 59-122z">
            <text:p/>
          </draw:path>
          <draw:path draw:style-name="gr8" draw:text-style-name="P5" draw:layer="layout" svg:width="0.319cm" svg:height="0.284cm" svg:x="5.966cm" svg:y="9.718cm" svg:viewBox="0 0 320 285" svg:d="M196 88c3-17 18-74 63-74 3 0 19 0 32 7-18 5-31 20-31 35 0 10 8 22 25 22 15 0 35-11 35-37 0-32-38-41-60-41-38 0-59 33-68 49-16-43-50-49-68-49-67 0-104 81-104 97 0 6 6 6 8 6 5 0 7 0 8-6 22-67 64-83 86-83 12 0 35 6 35 42 0 20-12 62-35 149-10 40-33 66-61 66-4 0-19 0-32-7 16-4 31-17 31-34s-15-23-25-23c-19 0-35 17-35 37 0 29 32 41 60 41 43 0 65-44 68-48 7 24 30 48 68 48 67 0 104-81 104-97 0-5-6-5-8-5-6 0-7 1-8 5-22 69-66 83-86 83-25 0-35-20-35-41 0-15 4-27 11-56z">
            <text:p/>
          </draw:path>
          <draw:path draw:style-name="gr8" draw:text-style-name="P5" draw:layer="layout" svg:width="0.224cm" svg:height="0.21cm" svg:x="6.33cm" svg:y="9.521cm" svg:viewBox="0 0 225 211" svg:d="M218 90c7-3 7-6 7-7 0-5-3-6-5-6s-78 13-89 16l-10-82c-2-5-3-11-8-11-4 0-7 4-7 11l-10 82-83-16c-6 0-6 0-7 0-2 0-6 1-6 6 0 1 1 3 3 4 1 1 73 34 81 39l-40 72c-3 6-3 6-3 7 0 3 3 6 6 6 4 0 13-10 32-30 10-11 23-24 34-35 22 21 54 57 60 61 3 4 3 4 6 4s6-3 6-6c0-1-5-11-9-17l-35-62z">
            <text:p/>
          </draw:path>
          <draw:path draw:style-name="gr8" draw:text-style-name="P5" draw:layer="layout" svg:width="0.163cm" svg:height="0.292cm" svg:x="6.36cm" svg:y="9.858cm" svg:viewBox="0 0 164 293" svg:d="M102 13c0-13-2-13-13-13-29 27-70 29-89 29v15c10 0 41 0 65-13v226c0 14 0 20-45 20h-17v16c9 0 64-2 80-2 14 0 71 2 81 2v-16h-17c-45 0-45-6-45-20z">
            <text:p/>
          </draw:path>
          <draw:path draw:style-name="gr8" draw:text-style-name="P5" draw:layer="layout" svg:width="0.274cm" svg:height="0.199cm" svg:x="6.586cm" svg:y="9.956cm" svg:viewBox="0 0 275 200" svg:d="M33 167c-1 6-4 17-4 19 0 9 9 14 16 14s15-6 18-10c1-4 5-19 7-27 3-9 7-29 10-40 3-10 6-20 7-30 6-19 6-22 19-40 13-17 34-40 68-40 27 0 27 21 27 30 0 27-19 75-27 94-5 13-7 17-7 24 0 23 21 39 42 39 45 0 66-62 66-69 0-5-6-5-7-5-6 0-8 2-9 8-10 34-29 53-48 53-9 0-10-6-10-16s1-15 10-35c4-15 23-60 23-86 0-43-35-50-58-50-38 0-63 23-76 40-4-30-30-40-48-40-20 0-30 14-36 24-10 16-16 42-16 43 0 6 6 6 7 6 8 0 8-2 10-13 8-26 16-47 34-47 12 0 14 8 14 21 0 9-4 25-7 37s-7 30-10 39z">
            <text:p/>
          </draw:path>
        </draw:g>
        <draw:g>
          <svg:title>TexMaths</svg:title>
          <svg:desc>26§display§x_{21}^\star, x_{22}^\star, \dots, x_{2n}^\star§svg§600§FALSE§</svg:desc>
          <draw:polygon draw:style-name="gr7" draw:text-style-name="P4" draw:layer="layout" svg:width="4.444cm" svg:height="0.618cm" svg:x="8.62cm" svg:y="9.52cm" svg:viewBox="0 0 4445 619" draw:points="2222,619 0,619 0,0 4445,0 4445,619">
            <text:p/>
          </draw:polygon>
          <draw:path draw:style-name="gr8" draw:text-style-name="P5" draw:layer="layout" svg:width="0.319cm" svg:height="0.284cm" svg:x="8.639cm" svg:y="9.706cm" svg:viewBox="0 0 320 285" svg:d="M196 88c3-17 18-74 63-74 4 0 19 0 32 7-18 5-31 20-31 35 0 10 8 22 25 22 15 0 35-11 35-37 0-32-38-41-60-41-38 0-59 33-68 49-16-43-50-49-68-49-67 0-104 81-104 97 0 6 6 6 8 6 5 0 7 0 8-6 22-67 64-83 86-83 12 0 35 6 35 42 0 20-12 62-35 149-10 40-33 66-61 66-4 0-19 0-32-7 16-4 31-17 31-34s-15-23-25-23c-19 0-35 17-35 37 0 29 32 41 60 41 43 0 67-44 68-48 7 24 30 48 68 48 67 0 104-81 104-97 0-5-6-5-8-5-6 0-7 1-8 5-21 69-66 83-86 83-25 0-35-20-35-41 0-15 4-27 11-56z">
            <text:p/>
          </draw:path>
          <draw:path draw:style-name="gr8" draw:text-style-name="P5" draw:layer="layout" svg:width="0.224cm" svg:height="0.21cm" svg:x="9.002cm" svg:y="9.509cm" svg:viewBox="0 0 225 211" svg:d="M218 90c7-3 7-6 7-7 0-5-3-6-5-6s-78 13-89 16l-10-82c-2-5-3-11-8-11-4 0-7 4-7 11l-10 82-83-16c-6 0-6 0-7 0-2 0-6 1-6 6 0 1 1 3 3 4 1 1 73 34 83 39l-42 72c-3 6-3 6-3 7 0 3 3 6 6 6 4 0 13-10 32-30 10-11 23-24 34-35 22 21 54 57 60 61 3 4 3 4 6 4s6-3 6-6c0-1-5-11-9-17l-35-62z">
            <text:p/>
          </draw:path>
          <draw:path draw:style-name="gr8" draw:text-style-name="P5" draw:layer="layout" svg:width="0.198cm" svg:height="0.292cm" svg:x="9.013cm" svg:y="9.846cm" svg:viewBox="0 0 199 293" svg:d="M199 213h-16c-1 10-6 35-11 40-3 2-38 2-44 2h-83c47-41 63-52 90-74 34-25 64-53 64-95 0-53-48-86-106-86-55 0-93 39-93 78 0 23 19 26 23 26 12 0 25-8 25-24 0-7-3-23-26-23 13-31 43-41 65-41 45 0 69 34 69 70 0 38-28 68-43 85l-109 104c-4 5-4 6-4 18h186z">
            <text:p/>
          </draw:path>
          <draw:path draw:style-name="gr8" draw:text-style-name="P5" draw:layer="layout" svg:width="0.163cm" svg:height="0.292cm" svg:x="9.286cm" svg:y="9.846cm" svg:viewBox="0 0 164 293" svg:d="M102 13c0-13 0-13-13-13-29 27-70 29-89 29v15c10 0 41 0 65-13v226c0 14 0 20-45 20h-17v16c9 0 64-2 80-2 14 0 71 2 81 2v-16h-17c-45 0-45-6-45-20z">
            <text:p/>
          </draw:path>
          <draw:path draw:style-name="gr8" draw:text-style-name="P5" draw:layer="layout" svg:width="0.075cm" svg:height="0.187cm" svg:x="9.58cm" svg:y="9.916cm" svg:viewBox="0 0 76 188" svg:d="M76 66c0-42-16-66-41-66-22 0-35 16-35 33s13 34 35 34c7 0 16-3 22-8 3-2 3-2 4-2 0 0 2 0 2 9 0 47-24 85-46 105-7 7-7 9-7 10 0 6 3 7 7 7 8 0 59-48 59-122z">
            <text:p/>
          </draw:path>
          <draw:path draw:style-name="gr8" draw:text-style-name="P5" draw:layer="layout" svg:width="0.319cm" svg:height="0.284cm" svg:x="9.827cm" svg:y="9.706cm" svg:viewBox="0 0 320 285" svg:d="M196 88c3-17 18-74 63-74 4 0 19 0 32 7-18 5-31 20-31 35 0 10 8 22 25 22 15 0 35-11 35-37 0-32-38-41-60-41-38 0-59 33-68 49-16-43-50-49-68-49-67 0-104 81-104 97 0 6 6 6 8 6 5 0 7 0 8-6 22-67 64-83 86-83 12 0 35 6 35 42 0 20-12 62-35 149-10 40-33 66-61 66-4 0-19 0-32-7 16-4 31-17 31-34s-15-23-25-23c-19 0-35 17-35 37 0 29 32 41 60 41 43 0 67-44 68-48 7 24 30 48 68 48 67 0 104-81 104-97 0-5-6-5-8-5-6 0-7 1-8 5-21 69-66 83-86 83-25 0-35-20-35-41 0-15 4-27 11-56z">
            <text:p/>
          </draw:path>
          <draw:path draw:style-name="gr8" draw:text-style-name="P5" draw:layer="layout" svg:width="0.224cm" svg:height="0.21cm" svg:x="10.19cm" svg:y="9.509cm" svg:viewBox="0 0 225 211" svg:d="M218 90c7-3 7-6 7-7 0-5-3-6-5-6-3 0-78 13-89 16l-10-82c-2-5-3-11-8-11-4 0-7 4-7 11l-10 82-83-16c-6 0-6 0-7 0-2 0-6 1-6 6 0 1 1 3 3 4 1 1 73 34 81 39l-40 72c-3 6-3 6-3 7 0 3 3 6 6 6 4 0 13-10 32-30 10-11 23-24 34-35 22 21 54 57 60 61 3 4 3 4 6 4s6-3 6-6c0-1-6-11-9-17l-35-62z">
            <text:p/>
          </draw:path>
          <draw:path draw:style-name="gr8" draw:text-style-name="P5" draw:layer="layout" svg:width="0.198cm" svg:height="0.292cm" svg:x="10.201cm" svg:y="9.846cm" svg:viewBox="0 0 199 293" svg:d="M199 213h-16c-1 10-6 35-11 40-3 2-38 2-44 2h-83c47-41 63-52 90-74 34-25 64-53 64-95 0-53-48-86-106-86-55 0-93 39-93 78 0 23 19 26 23 26 12 0 25-8 25-24 0-7-3-23-26-23 13-31 43-41 65-41 45 0 69 34 69 70 0 38-28 68-43 85l-109 104c-4 5-4 6-4 18h186z">
            <text:p/>
          </draw:path>
          <draw:path draw:style-name="gr8" draw:text-style-name="P5" draw:layer="layout" svg:width="0.198cm" svg:height="0.292cm" svg:x="10.454cm" svg:y="9.846cm" svg:viewBox="0 0 199 293" svg:d="M199 213h-16c-1 10-6 35-11 40-3 2-38 2-44 2h-83c47-41 63-52 90-74 34-25 64-53 64-95 0-53-48-86-106-86-55 0-93 39-93 78 0 23 19 26 23 26 12 0 25-8 25-24 0-7-3-23-26-23 13-31 43-41 65-41 45 0 69 34 69 70 0 38-28 68-43 85l-109 104c-4 5-4 6-4 18h186z">
            <text:p/>
          </draw:path>
          <draw:path draw:style-name="gr8" draw:text-style-name="P5" draw:layer="layout" svg:width="0.075cm" svg:height="0.187cm" svg:x="10.768cm" svg:y="9.916cm" svg:viewBox="0 0 76 188" svg:d="M76 66c0-42-16-66-41-66-22 0-35 16-35 33s13 34 35 34c7 0 16-3 22-8 3-2 3-2 4-2 0 0 2 0 2 9 0 47-24 85-46 105-7 7-7 9-7 10 0 6 3 7 7 7 8 0 59-48 59-122z">
            <text:p/>
          </draw:path>
          <draw:path draw:style-name="gr8" draw:text-style-name="P5" draw:layer="layout" svg:width="0.069cm" svg:height="0.067cm" svg:x="11.051cm" svg:y="9.916cm" svg:viewBox="0 0 70 68" svg:d="M70 34c0-18-16-34-35-34s-35 16-35 34c0 19 16 34 35 34s35-15 35-34z">
            <text:p/>
          </draw:path>
          <draw:path draw:style-name="gr8" draw:text-style-name="P5" draw:layer="layout" svg:width="0.069cm" svg:height="0.067cm" svg:x="11.335cm" svg:y="9.916cm" svg:viewBox="0 0 70 68" svg:d="M70 34c0-18-16-34-35-34s-35 16-35 34c0 19 16 34 35 34s35-15 35-34z">
            <text:p/>
          </draw:path>
          <draw:path draw:style-name="gr8" draw:text-style-name="P5" draw:layer="layout" svg:width="0.069cm" svg:height="0.067cm" svg:x="11.618cm" svg:y="9.916cm" svg:viewBox="0 0 70 68" svg:d="M70 34c0-18-16-34-35-34s-35 16-35 34c0 19 16 34 35 34s35-15 35-34z">
            <text:p/>
          </draw:path>
          <draw:path draw:style-name="gr8" draw:text-style-name="P5" draw:layer="layout" svg:width="0.075cm" svg:height="0.187cm" svg:x="11.903cm" svg:y="9.916cm" svg:viewBox="0 0 76 188" svg:d="M76 66c0-42-16-66-41-66-22 0-35 16-35 33s13 34 35 34c7 0 16-3 22-8 3-2 3-2 4-2 0 0 2 0 2 9 0 47-24 85-46 105-7 7-7 9-7 10 0 6 3 7 7 7 8 0 59-48 59-122z">
            <text:p/>
          </draw:path>
          <draw:path draw:style-name="gr8" draw:text-style-name="P5" draw:layer="layout" svg:width="0.319cm" svg:height="0.284cm" svg:x="12.15cm" svg:y="9.706cm" svg:viewBox="0 0 320 285" svg:d="M196 88c3-17 18-74 63-74 3 0 19 0 32 7-18 5-31 20-31 35 0 10 8 22 25 22 15 0 35-11 35-37 0-32-38-41-60-41-38 0-59 33-68 49-16-43-50-49-68-49-67 0-104 81-104 97 0 6 6 6 8 6 5 0 7 0 8-6 22-67 64-83 86-83 12 0 35 6 35 42 0 20-12 62-35 149-10 40-33 66-61 66-4 0-19 0-32-7 16-4 31-17 31-34s-15-23-25-23c-19 0-35 17-35 37 0 29 32 41 60 41 43 0 65-44 68-48 7 24 30 48 68 48 67 0 104-81 104-97 0-5-6-5-8-5-6 0-7 1-8 5-22 69-66 83-86 83-25 0-35-20-35-41 0-15 4-27 11-56z">
            <text:p/>
          </draw:path>
          <draw:path draw:style-name="gr8" draw:text-style-name="P5" draw:layer="layout" svg:width="0.224cm" svg:height="0.21cm" svg:x="12.514cm" svg:y="9.509cm" svg:viewBox="0 0 225 211" svg:d="M218 90c7-3 7-6 7-7 0-5-3-6-5-6s-78 13-89 16l-10-82c-2-5-3-11-8-11-4 0-7 4-7 11l-10 82-83-16c-6 0-6 0-7 0-2 0-6 1-6 6 0 1 1 3 3 4 1 1 73 34 81 39l-40 72c-3 6-3 6-3 7 0 3 3 6 6 6 4 0 13-10 32-30 10-11 23-24 34-35 22 21 54 57 60 61 3 4 3 4 6 4s6-3 6-6c0-1-5-11-9-17l-35-62z">
            <text:p/>
          </draw:path>
          <draw:path draw:style-name="gr8" draw:text-style-name="P5" draw:layer="layout" svg:width="0.198cm" svg:height="0.292cm" svg:x="12.523cm" svg:y="9.846cm" svg:viewBox="0 0 199 293" svg:d="M199 213h-16c-1 10-6 35-11 40-3 2-38 2-44 2h-83c47-41 63-52 90-74 34-25 64-53 64-95 0-53-48-86-106-86-55 0-93 39-93 78 0 23 19 26 23 26 12 0 25-8 25-24 0-7-3-23-26-23 13-31 43-41 65-41 45 0 69 34 69 70 0 38-28 68-43 85l-109 104c-4 5-4 6-4 18h186z">
            <text:p/>
          </draw:path>
          <draw:path draw:style-name="gr8" draw:text-style-name="P5" draw:layer="layout" svg:width="0.274cm" svg:height="0.199cm" svg:x="12.77cm" svg:y="9.944cm" svg:viewBox="0 0 275 200" svg:d="M33 167c-1 6-4 17-4 19 0 9 9 14 16 14s15-6 18-10c1-4 5-19 7-27 3-9 7-29 10-40 3-10 6-20 7-30 6-19 6-22 19-40 13-17 34-40 68-40 27 0 27 21 27 30 0 27-19 75-27 94-5 13-7 17-7 24 0 23 21 39 42 39 45 0 66-62 66-69 0-5-6-5-7-5-6 0-8 2-9 8-10 34-29 53-48 53-9 0-10-6-10-16s1-15 10-35c4-15 23-60 23-86 0-43-35-50-58-50-38 0-63 23-76 40-4-30-30-40-48-40-20 0-30 14-36 24-10 16-16 42-16 43 0 6 6 6 7 6 8 0 8-2 10-13 8-26 16-47 34-47 12 0 14 8 14 21 0 9-4 25-7 37s-7 30-10 39z">
            <text:p/>
          </draw:path>
        </draw:g>
        <draw:g>
          <svg:title>TexMaths</svg:title>
          <svg:desc>26§display§x_{B1}^\star, x_{B2}^\star, \dots, x_{Bn}^\star§svg§600§FALSE§</svg:desc>
          <draw:polygon draw:style-name="gr7" draw:text-style-name="P4" draw:layer="layout" svg:width="4.444cm" svg:height="0.569cm" svg:x="15.252cm" svg:y="9.546cm" svg:viewBox="0 0 4445 570" draw:points="2223,570 0,570 0,0 4445,0 4445,570">
            <text:p/>
          </draw:polygon>
          <draw:path draw:style-name="gr8" draw:text-style-name="P5" draw:layer="layout" svg:width="0.289cm" svg:height="0.261cm" svg:x="15.269cm" svg:y="9.717cm" svg:viewBox="0 0 290 262" svg:d="M178 81c3-15 16-68 57-68 4 0 17 0 29 7-16 4-28 18-28 31 0 9 7 21 22 21 14 0 32-10 32-34 0-30-34-38-54-38-34 0-54 30-62 45-14-40-45-45-62-45-61 0-94 75-94 89 0 5 6 5 7 5 5 0 7 0 8-5 20-61 58-76 78-76 10 0 31 5 31 38 0 19-10 58-31 138-9 37-31 60-56 60-4 0-17 0-29-6 15-4 28-16 28-32 0-15-13-21-22-21-17 0-32 16-32 34 0 27 29 38 54 38 40 0 61-40 62-44 7 22 28 44 62 44 61 0 94-74 94-89 0-5-6-5-7-5-5 0-7 1-8 5-18 63-59 76-78 76-22 0-31-18-31-38 0-13 4-25 10-51z">
            <text:p/>
          </draw:path>
          <draw:path draw:style-name="gr8" draw:text-style-name="P5" draw:layer="layout" svg:width="0.203cm" svg:height="0.193cm" svg:x="15.599cm" svg:y="9.536cm" svg:viewBox="0 0 204 194" svg:d="M198 83c6-3 6-6 6-7 0-4-2-5-5-5-1 0-70 12-80 14l-10-75c-1-5-2-10-6-10s-7 4-7 10l-9 75-75-14c-5 0-5 0-7 0-1 0-5 1-5 5 0 1 1 3 3 4 1 1 66 32 75 35l-38 67c-3 6-3 6-3 7 0 3 3 5 5 5 4 0 12-9 29-27 9-11 21-23 32-33 20 20 49 52 54 56 3 4 3 4 5 4 3 0 5-2 5-5 0-1-4-11-7-16l-32-58z">
            <text:p/>
          </draw:path>
          <draw:path draw:style-name="gr8" draw:text-style-name="P5" draw:layer="layout" svg:width="0.31cm" svg:height="0.276cm" svg:x="15.611cm" svg:y="9.839cm" svg:viewBox="0 0 311 277" svg:d="M47 245c-2 14-3 17-35 17-7 0-12 0-12 8 0 7 5 7 12 7h158c69 0 121-46 121-87 0-29-27-54-70-57 49-10 90-41 90-75 0-32-32-58-84-58h-148c-8 0-13 0-13 9 0 5 5 5 13 5 0 0 8 0 16 2 8 0 9 1 9 5 0 1 0 3-1 9zM113 127l25-98c3-13 3-15 20-15h62c42 0 52 28 52 44 0 33-37 69-91 69zM94 262c-14 0-14 0-14-3 0 0 0-3 2-10l29-110h85c39 0 53 25 53 49 0 39-41 74-89 74z">
            <text:p/>
          </draw:path>
          <draw:path draw:style-name="gr8" draw:text-style-name="P5" draw:layer="layout" svg:width="0.148cm" svg:height="0.268cm" svg:x="15.994cm" svg:y="9.846cm" svg:viewBox="0 0 149 269" svg:d="M92 12c0-12 0-12-12-12-26 25-63 26-80 26v15c9 0 37 0 59-12v207c0 13 0 19-41 19h-15v14c8 0 58-1 72-1 13 0 65 1 74 1v-14h-16c-41 0-41-6-41-19z">
            <text:p/>
          </draw:path>
          <draw:path draw:style-name="gr8" draw:text-style-name="P5" draw:layer="layout" svg:width="0.068cm" svg:height="0.172cm" svg:x="16.26cm" svg:y="9.91cm" svg:viewBox="0 0 69 173" svg:d="M69 60c0-38-15-60-37-60-20 0-32 14-32 30s12 32 32 32c6 0 14-3 19-8 3-2 3-2 4-2 0 0 2 0 2 8 0 44-21 79-41 97-7 7-7 8-7 10 0 5 3 6 7 6 6 0 53-44 53-113z">
            <text:p/>
          </draw:path>
          <draw:path draw:style-name="gr8" draw:text-style-name="P5" draw:layer="layout" svg:width="0.289cm" svg:height="0.261cm" svg:x="16.485cm" svg:y="9.717cm" svg:viewBox="0 0 290 262" svg:d="M178 81c3-15 16-68 57-68 4 0 17 0 29 7-16 4-28 18-28 31 0 9 7 21 22 21 14 0 32-10 32-34 0-30-34-38-54-38-34 0-54 30-62 45-14-40-45-45-62-45-61 0-94 75-94 89 0 5 6 5 7 5 5 0 7 0 8-5 20-61 58-76 78-76 10 0 31 5 31 38 0 19-10 58-31 138-9 37-31 60-56 60-4 0-17 0-29-6 15-4 28-16 28-32 0-15-13-21-22-21-17 0-32 16-32 34 0 27 29 38 54 38 40 0 61-40 62-44 7 22 28 44 62 44 61 0 94-74 94-89 0-5-6-5-7-5-5 0-7 1-8 5-18 63-59 76-78 76-22 0-31-18-31-38 0-13 4-25 10-51z">
            <text:p/>
          </draw:path>
          <draw:path draw:style-name="gr8" draw:text-style-name="P5" draw:layer="layout" svg:width="0.203cm" svg:height="0.193cm" svg:x="16.814cm" svg:y="9.536cm" svg:viewBox="0 0 204 194" svg:d="M198 83c6-3 6-6 6-7 0-4-2-5-5-5s-70 12-80 14l-10-75c-1-5-2-10-6-10s-7 4-7 10l-9 75-75-14c-5 0-5 0-7 0-1 0-5 1-5 5 0 1 1 3 3 4 1 1 66 32 73 35l-36 67c-3 6-3 6-3 7 0 3 3 5 5 5 4 0 12-9 29-27 9-11 21-23 32-33 20 20 49 52 54 56 3 4 3 4 5 4 3 0 5-2 5-5 0-1-5-11-7-16l-32-58z">
            <text:p/>
          </draw:path>
          <draw:path draw:style-name="gr8" draw:text-style-name="P5" draw:layer="layout" svg:width="0.31cm" svg:height="0.276cm" svg:x="16.827cm" svg:y="9.839cm" svg:viewBox="0 0 311 277" svg:d="M47 245c-2 14-3 17-35 17-7 0-12 0-12 8 0 7 5 7 12 7h158c69 0 120-46 120-87 0-29-26-54-69-57 49-10 90-41 90-75 0-32-32-58-84-58h-148c-8 0-13 0-13 9 0 5 5 5 13 5 0 0 8 0 16 2 8 0 9 1 9 5 0 1 0 3-2 9zM113 127l25-98c3-13 3-15 20-15h62c42 0 52 28 52 44 0 33-37 69-93 69zM94 262c-14 0-14 0-14-3 0 0 0-3 2-10l29-110h85c39 0 53 25 53 49 0 39-41 74-89 74z">
            <text:p/>
          </draw:path>
          <draw:path draw:style-name="gr8" draw:text-style-name="P5" draw:layer="layout" svg:width="0.18cm" svg:height="0.268cm" svg:x="17.191cm" svg:y="9.846cm" svg:viewBox="0 0 181 269" svg:d="M181 196h-15c-1 9-5 32-10 36-3 3-35 3-40 3h-75c42-38 57-49 82-68 30-24 58-49 58-88 0-49-44-79-97-79-50 0-84 35-84 72 0 21 17 24 21 24 11 0 23-8 23-23 0-6-3-21-24-21 12-28 39-38 59-38 41 0 62 32 62 65 0 35-25 63-38 78l-99 96c-4 4-4 6-4 16h169z">
            <text:p/>
          </draw:path>
          <draw:path draw:style-name="gr8" draw:text-style-name="P5" draw:layer="layout" svg:width="0.068cm" svg:height="0.172cm" svg:x="17.477cm" svg:y="9.91cm" svg:viewBox="0 0 69 173" svg:d="M69 60c0-38-15-60-37-60-20 0-32 14-32 30s12 32 32 32c6 0 14-3 19-8 3-2 3-2 4-2 0 0 2 0 2 8 0 44-21 79-41 97-7 7-7 8-7 10 0 5 3 6 7 6 6 0 53-44 53-113z">
            <text:p/>
          </draw:path>
          <draw:path draw:style-name="gr8" draw:text-style-name="P5" draw:layer="layout" svg:width="0.062cm" svg:height="0.062cm" svg:x="17.734cm" svg:y="9.91cm" svg:viewBox="0 0 63 63" svg:d="M63 31c0-17-14-31-31-31s-32 14-32 31c0 18 15 32 32 32s31-14 31-32z">
            <text:p/>
          </draw:path>
          <draw:path draw:style-name="gr8" draw:text-style-name="P5" draw:layer="layout" svg:width="0.062cm" svg:height="0.062cm" svg:x="17.99cm" svg:y="9.91cm" svg:viewBox="0 0 63 63" svg:d="M63 31c0-17-14-31-31-31s-32 14-32 31c0 18 15 32 32 32s31-14 31-32z">
            <text:p/>
          </draw:path>
          <draw:path draw:style-name="gr8" draw:text-style-name="P5" draw:layer="layout" svg:width="0.062cm" svg:height="0.062cm" svg:x="18.247cm" svg:y="9.91cm" svg:viewBox="0 0 63 63" svg:d="M63 31c0-17-14-31-31-31s-32 14-32 31c0 18 15 32 32 32s31-14 31-32z">
            <text:p/>
          </draw:path>
          <draw:path draw:style-name="gr8" draw:text-style-name="P5" draw:layer="layout" svg:width="0.068cm" svg:height="0.172cm" svg:x="18.505cm" svg:y="9.91cm" svg:viewBox="0 0 69 173" svg:d="M69 60c0-38-15-60-37-60-20 0-32 14-32 30s12 32 32 32c6 0 14-3 19-8 3-2 3-2 4-2 0 0 2 0 2 8 0 44-21 79-41 97-7 7-7 8-7 10 0 5 3 6 7 6 6 0 53-44 53-113z">
            <text:p/>
          </draw:path>
          <draw:path draw:style-name="gr8" draw:text-style-name="P5" draw:layer="layout" svg:width="0.289cm" svg:height="0.261cm" svg:x="18.729cm" svg:y="9.717cm" svg:viewBox="0 0 290 262" svg:d="M178 81c3-15 16-68 57-68 4 0 17 0 29 7-16 4-28 18-28 31 0 9 7 21 22 21 14 0 32-10 32-34 0-30-34-38-54-38-34 0-54 30-62 45-14-40-45-45-62-45-61 0-94 75-94 89 0 5 6 5 7 5 5 0 7 0 8-5 20-61 58-76 78-76 10 0 31 5 31 38 0 19-10 58-31 138-9 37-31 60-56 60-4 0-17 0-29-6 15-4 28-16 28-32 0-15-13-21-22-21-17 0-32 16-32 34 0 27 29 38 55 38 39 0 60-40 61-44 7 22 28 44 63 44 60 0 93-74 93-89 0-5-6-5-7-5-5 0-7 1-8 5-18 63-58 76-78 76-22 0-31-18-31-38 0-13 4-25 10-51z">
            <text:p/>
          </draw:path>
          <draw:path draw:style-name="gr8" draw:text-style-name="P5" draw:layer="layout" svg:width="0.203cm" svg:height="0.193cm" svg:x="19.059cm" svg:y="9.536cm" svg:viewBox="0 0 204 194" svg:d="M198 83c6-3 6-6 6-7 0-4-2-5-5-5s-70 12-80 14l-10-75c-1-5-2-10-6-10s-7 4-7 10l-9 75-75-14c-5 0-5 0-7 0-1 0-5 1-5 5 0 1 1 3 3 4 1 1 66 32 73 35l-36 67c-3 6-3 6-3 7 0 3 3 5 5 5 4 0 12-9 29-27 9-11 21-23 32-33 20 20 49 52 54 56 3 4 3 4 5 4 3 0 5-2 5-5 0-1-4-11-7-16l-32-58z">
            <text:p/>
          </draw:path>
          <draw:path draw:style-name="gr8" draw:text-style-name="P5" draw:layer="layout" svg:width="0.31cm" svg:height="0.276cm" svg:x="19.072cm" svg:y="9.839cm" svg:viewBox="0 0 311 277" svg:d="M47 245c-2 14-3 17-35 17-7 0-12 0-12 8 0 7 5 7 12 7h158c69 0 121-46 121-87 0-29-27-54-70-57 49-10 90-41 90-75 0-32-32-58-84-58h-148c-8 0-13 0-13 9 0 5 5 5 13 5 0 0 8 0 16 2 8 0 9 1 9 5 0 1 0 3-1 9zM113 127l25-98c3-13 3-15 20-15h62c42 0 52 28 52 44 0 33-37 69-91 69zM94 262c-14 0-14 0-14-3 0 0 0-3 2-10l29-110h85c39 0 53 25 53 49 0 39-41 74-89 74z">
            <text:p/>
          </draw:path>
          <draw:path draw:style-name="gr8" draw:text-style-name="P5" draw:layer="layout" svg:width="0.248cm" svg:height="0.183cm" svg:x="19.431cm" svg:y="9.936cm" svg:viewBox="0 0 249 184" svg:d="M30 154c-1 5-4 15-4 17 0 9 8 13 15 13 6 0 13-6 16-9 1-4 5-18 6-25 3-8 7-27 10-37 2-9 5-19 6-28 5-17 5-19 17-36 12-16 31-37 62-37 24 0 24 19 24 27 0 25-17 70-24 87-5 12-6 16-6 22 0 21 18 36 38 36 41 0 59-57 59-63s-5-6-6-6c-6 0-7 3-8 8-10 32-27 49-44 49-8 0-9-5-9-15 0-9 1-14 9-32 4-13 21-55 21-79 0-39-31-46-52-46-35 0-57 21-69 37-4-28-28-37-44-37-18 0-27 13-32 22-10 15-15 38-15 40 0 5 5 5 7 5 6 0 6-1 9-12 6-24 14-43 30-43 11 0 13 8 13 19 0 8-4 23-6 35-3 10-7 27-9 35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7T16:44:57.383260719</meta:creation-date>
    <dc:date>2018-01-17T22:40:05.793467205</dc:date>
    <meta:editing-duration>PT5H32M33S</meta:editing-duration>
    <meta:editing-cycles>8</meta:editing-cycles>
    <meta:generator>LibreOffice/5.3.1.2$Linux_X86_64 LibreOffice_project/30m0$Build-2</meta:generator>
    <meta:document-statistic meta:object-count="100"/>
  </office:meta>
</office:document-meta>
</file>

<file path=Object 1/content.xml><?xml version="1.0" encoding="utf-8"?>
<math xmlns="http://www.w3.org/1998/Math/MathML" display="block">
  <semantics>
    <msub>
      <mover accent="true">
        <mi mathvariant="normal">θ</mi>
        <mo stretchy="true">^</mo>
      </mover>
      <mn>1</mn>
    </msub>
    <annotation encoding="StarMath 5.0">{widehat{%theta}}_1</annotation>
  </semantics>
</math>
</file>

<file path=Object 2/content.xml><?xml version="1.0" encoding="utf-8"?>
<math xmlns="http://www.w3.org/1998/Math/MathML" display="block">
  <semantics>
    <msub>
      <mover accent="true">
        <mi mathvariant="normal">θ</mi>
        <mo stretchy="true">^</mo>
      </mover>
      <mn>2</mn>
    </msub>
    <annotation encoding="StarMath 5.0">{widehat{%theta}}_2</annotation>
  </semantics>
</math>
</file>

<file path=Object 3/content.xml><?xml version="1.0" encoding="utf-8"?>
<math xmlns="http://www.w3.org/1998/Math/MathML" display="block">
  <semantics>
    <msub>
      <mover accent="true">
        <mi mathvariant="normal">θ</mi>
        <mo stretchy="true">^</mo>
      </mover>
      <mi mathvariant="normal">∞</mi>
    </msub>
    <annotation encoding="StarMath 5.0">{widehat{%theta}}_{infinity}</annotation>
  </semantics>
</math>
</file>

<file path=Object 4/content.xml><?xml version="1.0" encoding="utf-8"?>
<math xmlns="http://www.w3.org/1998/Math/MathML" display="block"/>
</file>